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ch2" style:master-page-name="MP0" style:family="paragraph">
      <style:paragraph-properties fo:break-before="page" style:page-number="1"/>
    </style:style>
    <style:style style:name="P2" style:parent-style-name="Normal" style:family="paragraph">
      <style:text-properties fo:font-weight="bold" style:font-weight-asian="bold"/>
    </style:style>
    <style:style style:name="T3" style:parent-style-name="DefaultParagraphFont" style:family="text">
      <style:text-properties fo:font-style="italic" style:font-style-asian="italic"/>
    </style:style>
    <style:style style:name="P4" style:parent-style-name="Normal" style:family="paragraph">
      <style:text-properties fo:font-weight="bold" style:font-weight-asian="bold"/>
    </style:style>
    <style:style style:name="T5" style:parent-style-name="DefaultParagraphFont" style:family="text">
      <style:text-properties fo:font-weight="bold" style:font-weight-asian="bold"/>
    </style:style>
    <style:style style:name="T6" style:parent-style-name="DefaultParagraphFont" style:family="text">
      <style:text-properties fo:font-weight="bold" style:font-weight-asian="bold"/>
    </style:style>
    <style:style style:name="T7" style:parent-style-name="DefaultParagraphFont" style:family="text">
      <style:text-properties fo:font-weight="bold" style:font-weight-asian="bold"/>
    </style:style>
    <style:style style:name="T8" style:parent-style-name="DefaultParagraphFont" style:family="text">
      <style:text-properties fo:font-weight="bold" style:font-weight-asian="bold"/>
    </style:style>
    <style:style style:name="T9" style:parent-style-name="DefaultParagraphFont" style:family="text">
      <style:text-properties fo:font-weight="bold" style:font-weight-asian="bold"/>
    </style:style>
    <style:style style:name="T10" style:parent-style-name="DefaultParagraphFont" style:family="text">
      <style:text-properties fo:font-style="italic" style:font-style-asian="italic"/>
    </style:style>
    <style:style style:name="T11" style:parent-style-name="DefaultParagraphFont" style:family="text">
      <style:text-properties fo:font-weight="bold" style:font-weight-asian="bold"/>
    </style:style>
    <style:style style:name="T12" style:parent-style-name="DefaultParagraphFont" style:family="text">
      <style:text-properties fo:font-weight="bold" style:font-weight-asian="bold"/>
    </style:style>
    <style:style style:name="T13" style:parent-style-name="DefaultParagraphFont" style:family="text">
      <style:text-properties fo:font-weight="bold" style:font-weight-asian="bold"/>
    </style:style>
    <style:style style:name="T14" style:parent-style-name="DefaultParagraphFont" style:family="text">
      <style:text-properties fo:font-weight="bold" style:font-weight-asian="bold"/>
    </style:style>
    <style:style style:name="T15" style:parent-style-name="DefaultParagraphFont" style:family="text">
      <style:text-properties fo:font-weight="bold" style:font-weight-asian="bold"/>
    </style:style>
    <style:style style:name="T16" style:parent-style-name="DefaultParagraphFont" style:family="text">
      <style:text-properties fo:font-weight="bold" style:font-weight-asian="bold"/>
    </style:style>
    <style:style style:name="T17" style:parent-style-name="DefaultParagraphFont" style:family="text">
      <style:text-properties fo:font-weight="bold" style:font-weight-asian="bold"/>
    </style:style>
    <style:style style:name="T18" style:parent-style-name="DefaultParagraphFont" style:family="text">
      <style:text-properties fo:font-weight="bold" style:font-weight-asian="bold"/>
    </style:style>
    <style:style style:name="T19" style:parent-style-name="DefaultParagraphFont" style:family="text">
      <style:text-properties fo:font-weight="bold" style:font-weight-asian="bold"/>
    </style:style>
    <style:style style:name="T20" style:parent-style-name="DefaultParagraphFont" style:family="text">
      <style:text-properties fo:font-weight="bold" style:font-weight-asian="bold"/>
    </style:style>
    <style:style style:name="T21" style:parent-style-name="DefaultParagraphFont" style:family="text">
      <style:text-properties fo:font-weight="bold" style:font-weight-asian="bold"/>
    </style:style>
    <style:style style:name="T22" style:parent-style-name="DefaultParagraphFont" style:family="text">
      <style:text-properties fo:font-weight="bold" style:font-weight-asian="bold"/>
    </style:style>
    <style:style style:name="P23" style:parent-style-name="tx" style:family="paragraph">
      <style:paragraph-properties fo:margin-top="0in"/>
    </style:style>
    <style:style style:name="T24" style:parent-style-name="DefaultParagraphFont" style:family="text">
      <style:text-properties fo:font-weight="bold" style:font-weight-asian="bold"/>
    </style:style>
    <style:style style:name="T25" style:parent-style-name="DefaultParagraphFont" style:family="text">
      <style:text-properties fo:font-weight="bold" style:font-weight-asian="bold"/>
    </style:style>
    <style:style style:name="T26" style:parent-style-name="DefaultParagraphFont" style:family="text">
      <style:text-properties fo:font-weight="bold" style:font-weight-asian="bold"/>
    </style:style>
    <style:style style:name="T27" style:parent-style-name="DefaultParagraphFont" style:family="text">
      <style:text-properties fo:font-weight="bold" style:font-weight-asian="bold"/>
    </style:style>
    <style:style style:name="T28" style:parent-style-name="DefaultParagraphFont" style:family="text">
      <style:text-properties fo:font-weight="bold" style:font-weight-asian="bold"/>
    </style:style>
    <style:style style:name="P29" style:parent-style-name="tx" style:family="paragraph">
      <style:text-properties style:font-name="Courier"/>
    </style:style>
    <style:style style:name="P30" style:parent-style-name="tx" style:family="paragraph">
      <style:text-properties text:display="none"/>
    </style:style>
    <style:style style:name="T31" style:parent-style-name="DefaultParagraphFont" style:family="text">
      <style:text-properties fo:font-weight="bold" style:font-weight-asian="bold"/>
    </style:style>
    <style:style style:name="T32" style:parent-style-name="DefaultParagraphFont" style:family="text">
      <style:text-properties fo:font-weight="bold" style:font-weight-asian="bold"/>
    </style:style>
    <style:style style:name="T33" style:parent-style-name="DefaultParagraphFont" style:family="text">
      <style:text-properties text:display="none"/>
    </style:style>
    <style:style style:name="T34" style:parent-style-name="DefaultParagraphFont" style:family="text">
      <style:text-properties text:display="none"/>
    </style:style>
    <style:style style:name="T35" style:parent-style-name="DefaultParagraphFont" style:family="text">
      <style:text-properties text:display="none"/>
    </style:style>
    <style:style style:name="T36" style:parent-style-name="DefaultParagraphFont" style:family="text">
      <style:text-properties text:display="none"/>
    </style:style>
    <style:style style:name="T37" style:parent-style-name="DefaultParagraphFont" style:family="text">
      <style:text-properties fo:font-weight="bold" style:font-weight-asian="bold"/>
    </style:style>
  </office:automatic-styles>
  <office:body>
    <office:text text:use-soft-page-breaks="true">
      <text:p text:style-name="P1"/>
      <text:p text:style-name="ch2">Chapter 10</text:p>
      <text:h text:style-name="Heading1" text:outline-level="1">Macintosh Interface</text:h>
      <text:p text:style-name="P2">Abstract</text:p>
      <text:p text:style-name="tx"><text:alphabetical-index-mark text:string-value="Toolbox calls, 10-"/>This chapter describes the way that HForth interfaces to the Macintosh toolbox routines. <text:s/>Any ROM based Trap can be called. <text:s/>Macintosh records can be implemented using the HForth 'C' like structure tools. <text:s/>The<text:s/><text:span text:style-name="T3">HForth Event Manager</text:span><text:s/>handles all events which can be routed to applications that need them.</text:p>
      <text:p text:style-name="tx"/>
      <text:p text:style-name="P4">Introduction</text:p>
      <text:p text:style-name="tx">The information in this chapter will not be needed for the typical HMSL program. <text:s/>You might find it useful, however, if you:</text:p>
      <text:p text:style-name="tx"><text:tab/>1) Need to use special Macintosh features.</text:p>
      <text:p text:style-name="tx"><text:tab/>2) Need to open a device driver.</text:p>
      <text:p text:style-name="tx"><text:tab/>3) Need to customize an application for Turnkeying.</text:p>
      <text:p text:style-name="tx"><text:alphabetical-index-mark text:string-value="Host independance, 10-"/>HMSL is intended to be a host independant language. <text:s/>Programs written in HMSL should run on Macintoshes, Amigas, or any other machine that supports HMSL. <text:s/>This is so that HMSL can live long after Macintoshes are obsolete and everybody switches to some new computer. It also makes it possible to share code between machines. Thus the lowest level Macintosh calls have been hidden in libraries that look the same on the Mac and Amiga. <text:s/>This chapter describes how those libraries access the Macintosh specific tools. <text:s/>Warning - if you use anything from this chapter, it won't run on Amigas or other machines. <text:s/>Before using<text:s/>these tools, try to implement your application using the control grids and other host independant tools.</text:p>
      <text:p text:style-name="tx">The bulk of the Macintosh Interface is contained in a few files. <text:s/>The General Mac related tools are in:</text:p>
      <text:p text:style-name="Normal"><text:tab/>HSYS:Mac_Calls - defines TRAP: , PASS: and many calls,</text:p>
      <text:p text:style-name="Normal"><text:tab/>HSYS:Mac_Structures</text:p>
      <text:p text:style-name="Normal"><text:tab/>HSYS:Mac_Misc</text:p>
      <text:p text:style-name="tx">If you need to call a Trap, check first in<text:s/><text:span text:style-name="T5">HSYS:Mac_Calls</text:span><text:s/>to see if it is already defined. If you study these chapters, you will see how the Macintosh interface works. <text:s/>The Macintosh specific tools that are music related are in the folder<text:s/><text:span text:style-name="T6">HostDep</text:span>, known as<text:s/><text:span text:style-name="T7">HH:</text:span>. <text:s/>Files like<text:s/><text:span text:style-name="T8">HH:H4TH_GRAPH</text:span><text:s/>and<text:s/><text:span text:style-name="T9">HH:H4TH_EVENTS</text:span><text:s/>are important files there. <text:s/>Also the MIDI and Clock related drivers are there.</text:p>
      <text:p text:style-name="tx">If you want to use the Macintosh toolbox, you will need the<text:s/><text:span text:style-name="T10">Inside Mac</text:span><text:s/>documentation. <text:s/>Volumes 1,2 and 3 are critical. <text:s/>If you are real serious, you should probably get volumes 4, 5 and 6 as well.</text:p>
      <text:h text:style-name="Heading2" text:outline-level="2">Calling Macintosh ROM Traps</text:h>
      <text:p text:style-name="tx"><text:alphabetical-index-mark text:string-value="Traps, calling, 10-"/>Most of the Macintosh operating system is contained in ROM and can be called using the<text:s/><text:span text:style-name="T11">T</text:span><text:span text:style-name="T12">RAP</text:span><text:s/>mechanism of the 68000. <text:s/><text:span text:style-name="T13">TRAPS<text:s/></text:span>are a kind of exception, like an interrupt, that are identified by a hexadecimal number. For example, the procedure<text:s/><text:span text:style-name="T14">LineTo()</text:span><text:s/>is TRAP number $A891. <text:s/>To generate a TRAP call, HForth provides a word called<text:s/><text:span text:style-name="T15">TRAP:</text:span><text:s/>which compiles TRAP code. <text:s/>For example:</text:p>
      <text:p text:style-name="Forth">TRAP: A891</text:p>
      <text:p text:style-name="tx">would compile a call to the LineTo() trap. <text:s/>You can find the TRAP number for any Mac ROM call by looking in Appendix G of Inside Mac Volume III.</text:p>
      <text:soft-page-break/>
      <text:p text:style-name="tx">Parameters to these TRAPS are passed on the return stack which is pointed to by A7. <text:s/>If there is a result, it is returned on the return stack. <text:s/>The integrity of the return stack is very critical to proper operation of the 68000 so be careful when using it. <text:s/>A small mistake will almost certainly crash the machine or generate an error. <text:s/><text:alphabetical-index-mark text:string-value="Pass parameters, 10-"/>To make it easier to pass parameters, HForth provides a word called<text:s/><text:span text:style-name="T16">PASS:<text:s/></text:span>which takes parameters from the data stack and puts them on the return stack in the proper way. <text:s/>Consider the procedure<text:s/><text:span text:style-name="T17">SetCtlValue</text:span><text:s/>which takes a 4 byte control handle and a 2 byte value (thus, 42 in the example below). <text:s/>In Pascal this would be described as:</text:p>
      <text:p text:style-name="Forth">SetCtlValue ( Control:handle, value:int )</text:p>
      <text:p text:style-name="tx">To define a Forth word that corresponds to SetCtlValue, we would write:</text:p>
      <text:p text:style-name="Forth">: SetCtlValue() <text:s/>( Controlhandle value -- )</text:p>
      <text:p text:style-name="Forth"><text:tab/>PASS: 42 <text:s/>\ pass two parameters</text:p>
      <text:p text:style-name="Forth"><text:tab/>TRAP: A963</text:p>
      <text:p text:style-name="Forth">;</text:p>
      <text:p text:style-name="tx">If we want to get a value back from a function, we need to make room <text:s/>for it on the return stack, then, pull it off after the call. <text:s/>Here is how we would define GetCtlValue which returns a 2 byte value. <text:s/>2 byte values are sometimes called words so we have<text:s/><text:span text:style-name="T18">W&gt;R</text:span><text:s/>,<text:s/><text:span text:style-name="T19">WR&gt;</text:span><text:s/>and<text:s/><text:span text:style-name="T20">0W&gt;R</text:span><text:s/>to help us here. <text:s/>Here is how it is defined in<text:s/><text:span text:style-name="T21">HSYS:Mac_Calls</text:span>.</text:p>
      <text:p text:style-name="Forth">: GetCtlValue() <text:s/>( Controlhandle - value)</text:p>
      <text:p text:style-name="Forth"><text:tab/>0W&gt;R <text:s/>\ make room for result on return stack</text:p>
      <text:p text:style-name="Forth"><text:tab/>PASS: 4 <text:s/>\ Pass parameter. We could have said &gt;R</text:p>
      <text:p text:style-name="Forth"><text:tab/>TRAP: A960</text:p>
      <text:p text:style-name="Forth"><text:tab/>WR&gt; <text:s/>\ get result from return stack</text:p>
      <text:p text:style-name="Forth">;</text:p>
      <text:p text:style-name="tx">Notice that we put<text:s/><text:span text:style-name="T22">()</text:span><text:s/>at the end of these words. <text:s/>This is an HForth convention indicating that this word corresponds directly to a Toolbox call.</text:p>
      <text:p text:style-name="tx">If you need to pass an OSTYPE, you can define then using:</text:p>
      <text:p text:style-name="DefStart"><text:alphabetical-index-mark text:string-value="OSTYPE, 10-"/>OSTYPE: ( string &lt;name&gt; -- )</text:p>
      <text:p text:style-name="DefBody">Defines a constant using the first four characters in the string. <text:s/>For example:</text:p>
      <text:p text:style-name="Forth">" CODE" OSTYPE: 'CODE'</text:p>
      <text:p text:style-name="DefBody">Defines a 4 byte constant equal to $434F4445 which can be used as a resource type.</text:p>
      <text:h text:style-name="Heading2" text:outline-level="2">Using ToolBox Records</text:h>
      <text:p text:style-name="P23"><text:alphabetical-index-mark text:string-value="Records, 10-"/>For some Toolbox calls, you will need to pass the address of a record. <text:s/>An example is:</text:p>
      <text:p text:style-name="Forth">PaintRect(bounds:rect)</text:p>
      <text:p text:style-name="tx">This is defined in HForth as:</text:p>
      <text:p text:style-name="Forth">: PaintRect ( rect -- )</text:p>
      <text:p text:style-name="Forth"><text:tab/>&gt;R TRAP: A8A2</text:p>
      <text:p text:style-name="Forth">;</text:p>
      <text:p text:style-name="tx">We could have used PASS: 4 instead of &gt;R.<text:s/>They are equivalent.</text:p>
      <text:p text:style-name="tx"><text:alphabetical-index-mark text:string-value="Structure access, 10-"/>A record is a complex data structure that has many parts. A Rect record has 4 parts, or "members". They are top y, left x, bottom y, and right x. <text:s/>They must be contained inside the Rect data structure in the proper order. <text:s/><text:alphabetical-index-mark text:string-value="STRUCT, 10-"/>If we look in HSYS:Mac_Structures, we will see that RECT is defined as:</text:p>
      <text:p text:style-name="Forth">:STRUCT <text:s/>RECT</text:p>
      <text:p text:style-name="Forth"><text:tab/>short<text:tab/>rect_top</text:p>
      <text:p text:style-name="Forth"><text:tab/>short<text:tab/>rect_left</text:p>
      <text:p text:style-name="Forth"><text:tab/>short<text:tab/>rect_bottom</text:p>
      <text:soft-page-break/>
      <text:p text:style-name="Forth"><text:tab/>short<text:tab/>rect_right</text:p>
      <text:p text:style-name="Forth">;STRUCT</text:p>
      <text:p text:style-name="tx">The<text:s/><text:span text:style-name="T24">:STRUCT</text:span><text:s/>word defines a record, or "structure", template that can be used to make many rectangle records. <text:s/>We declare the four members then terminate the record definition with a<text:s/><text:span text:style-name="T25">;STRUCT</text:span>. <text:s/>These were all shorts but we could also have members called:</text:p>
      <text:p text:style-name="DefStart">APTR ( &lt;name&gt; -- , <text:s/>4 byte absolute address pointer )</text:p>
      <text:p text:style-name="DefStart">BYTE ( &lt;name&gt; -- , <text:s/>1 byte integer )</text:p>
      <text:p text:style-name="DefStart">BYTES ( n &lt;name&gt; -- , <text:s/>N bytes in this member )</text:p>
      <text:p text:style-name="DefStart">LONG ( &lt;name&gt; -- , <text:s/>4 byte member )</text:p>
      <text:p text:style-name="DefStart">SHORT ( &lt;name&gt; -- , <text:s/>2 byte member )</text:p>
      <text:p text:style-name="DefStart">STRUCT ( &lt;structure_name&gt; &lt;name&gt; -- , for nested structures )</text:p>
      <text:p text:style-name="tx">To access these members, we can use the words<text:s/><text:span text:style-name="T26">..</text:span><text:span text:style-name="T27">@</text:span><text:s/>and<text:s/><text:span text:style-name="T28">..!<text:s/></text:span>. <text:s/>These words will automatically take into account whether a member is 1, 2 or 4 bytes. Here is an example of declaring a RECT, then storing into and fetching from it.</text:p>
      <text:p text:style-name="Forth">RECT MYRECT</text:p>
      <text:p text:style-name="Forth">40 MYRECT ..! RECT_TOP</text:p>
      <text:p text:style-name="Forth">MYRECT ..@ RECT_TOP . <text:s/>( prints 40 )</text:p>
      <text:p text:style-name="DefStart">.. ( recaddr &lt;name&gt; -- memaddr , ofset address to named member )</text:p>
      <text:p text:style-name="DefStart">..! ( N recaddr &lt;name&gt; -- , store N into named member )</text:p>
      <text:p text:style-name="DefStart">..@ ( recaddr &lt;name&gt; -- n , fetch N from named member )</text:p>
      <text:p text:style-name="DefStart">S! ( N recaddr &lt;name&gt; -- , same as ..! )</text:p>
      <text:p text:style-name="DefBody">In JForth, this does some extra address conversion not needed here.</text:p>
      <text:p text:style-name="DefStart">S@ ( recaddr &lt;name&gt; -- n , same as ..@ )</text:p>
      <text:p text:style-name="DefBody">In JForth, this does some extra address conversion not needed here.</text:p>
      <text:p text:style-name="P29"/>
      <text:h text:style-name="Heading2" text:outline-level="2">HForth Event Handling</text:h>
      <text:p text:style-name="P30">[This describes<text:s/>low level<text:s/>Macintosh specific event handling. <text:s/>For an explanation of easier, high level, HMSL portable event handling see the chapter on Graphics.]</text:p>
      <text:p text:style-name="tx"><text:alphabetical-index-mark text:string-value="Event handling, 10-"/>At the core of every Macintosh application is an Event Handler that gets events from the Macintosh operating system. <text:s/>In HMSL these events have to be sent to the HForth text window, the HMSL graphics window, the Text Editor, plus any other windows that users may open. <text:s/>To simplify this process, HForth has a technique for associating unique event handling functions with each window and menu.<text:s/></text:p>
      <text:p text:style-name="tx"><text:alphabetical-index-mark text:string-value="?TERMINAL and events, 10-"/>All of the HForth event handling is done under<text:s/><text:span text:style-name="T31">?TERMINAL</text:span>. <text:s/>As long as ?TERMINAL is getting called frequently, HMSL will respond to events. When the HForth kernel receives an event it checks to see what window or menu it is associated with. <text:s/>It then calls the apropriate event handler for that window or menu. <text:s text:c="2"/>Events are associated with a window using a<text:s/><text:span text:style-name="T32">WindowTracker</text:span><text:s/>structure. <text:s/>This structure is defined as:</text:p>
      <text:p text:style-name="Forth">:STRUCT WindowTracker</text:p>
      <text:p text:style-name="Forth"><text:tab/>aptr<text:tab/>wt_EVHandler <text:s/>\ event handler</text:p>
      <text:p text:style-name="Forth"><text:tab/>aptr<text:tab/>wt_MDHandler <text:s/>\ Mouse Down event handler</text:p>
      <text:p text:style-name="Forth"><text:tab/>aptr<text:tab/>wt_Window</text:p>
      <text:p text:style-name="Forth">;STRUCT</text:p>
      <text:p text:style-name="tx">If the event is a MouseDown event, then FindWindow is called and the window part is stored in the variable WHICH-PART. <text:s/>A copy of the event is stored at the address LAST-EVENT. <text:s/>The wt_EVHandler can find out what the event type was using ..@, for example:</text:p>
      <text:p text:style-name="Forth">LAST-EVENT ..@ ER_WHAT</text:p>
      <text:p text:style-name="tx">Here is the HForth definition of an event:</text:p>
      <text:p text:style-name="Forth">:STRUCT EventRecord</text:p>
      <text:p text:style-name="Forth"><text:tab/>short<text:tab/>er_what</text:p>
      <text:p text:style-name="Forth"><text:tab/>long<text:tab/>er_message</text:p>
      <text:p text:style-name="Forth"><text:tab/>long<text:tab/>er_when</text:p>
      <text:p text:style-name="Forth"><text:tab/>long<text:tab/>er_where</text:p>
      <text:p text:style-name="Forth"><text:tab/>short<text:tab/>er_modifiers</text:p>
      <text:p text:style-name="Forth">;STRUCT</text:p>
      <text:p text:style-name="tx">Here are some Forth words related to this event handling system.<text:s/></text:p>
      <text:p text:style-name="DefStart"><text:span text:style-name="T33">.WINDOW&lt;-&gt;TRACKER, 10-</text:span><text:span text:style-name="T34">;</text:span><text:alphabetical-index-mark text:string-value="LINK.WINDOW&lt;-&gt;TRACKER, 10-"/>LINK.WINDOW&lt;-&gt;TRACKER ( window tracker -- )</text:p>
      <text:p text:style-name="DefBody">Link a window and an event tracking structure together.<text:s/></text:p>
      <text:p text:style-name="DefStart"><text:span text:style-name="T35">.MENU.FUNC!, 10-</text:span><text:span text:style-name="T36">;</text:span><text:alphabetical-index-mark text:string-value="EV.MENU.FUNC!, 10-"/>EV.MENU.FUNC! ( cfa index -- )</text:p>
      <text:p text:style-name="DefBody"><text:alphabetical-index-mark text:string-value="Menu handlers, 10-"/>Set the Menu handler for a menu with a Menu ID of INDEX. <text:s/>INDEX can be between 128 and<text:s/>143. <text:s/>HMSL uses 128 to 137. <text:s/>You may use 138 to 143.<text:s/>The CFA must have the following stack diagram:</text:p>
      <text:p text:style-name="DefCode">MenuHandler ( -- )</text:p>
      <text:p text:style-name="DefBody">The menu handler can find out the item selected using:</text:p>
      <text:p text:style-name="DefCode">WHICH-PART @ 15<text:s/>AND <text:s/>( -- 1-15 , get item )</text:p>
      <text:p text:style-name="DefBody">and then use CASE to process it.</text:p>
      <text:p text:style-name="DefStart"><text:alphabetical-index-mark text:string-value="WHICH-PART 10-"/>WHICH-PART ( -- var-addr , part of window hit in MouseDown)</text:p>
      <text:p text:style-name="DefStart">WHICH-WINDOW ( -- var-addr , window associated with last event )</text:p>
      <text:p text:style-name="DefStart">WindowTemplate ( &lt;name&gt; -- , define a new window template )</text:p>
      <text:p text:style-name="DefBody"><text:alphabetical-index-mark text:string-value="Window opening, 10-"/>Window templates contain specifications for a window to be opened. <text:s/>This template can be initialized using WINDOW.DEFAULTS. <text:s/>Pass this to OpenWindow() to open a window based on the values in this structure. <text:s/>Here is the definition of WindowTemplate. <text:s/>See HSYS:DEMO_PAINT for an example of its use.</text:p>
      <text:p text:style-name="DefCode">:STRUCT WindowTemplate</text:p>
      <text:p text:style-name="DefCode"><text:tab/>long<text:tab/>wt_wStorage</text:p>
      <text:p text:style-name="DefCode"><text:tab/>struct<text:tab/>rect<text:tab/>wt_rect</text:p>
      <text:p text:style-name="DefCode"><text:tab/>long<text:tab/>wt_title</text:p>
      <text:p text:style-name="DefCode"><text:tab/>short<text:tab/>wt_visible</text:p>
      <text:p text:style-name="DefCode"><text:tab/>short<text:tab/>wt_procID</text:p>
      <text:p text:style-name="DefCode"><text:tab/>long<text:tab/>wt_behind</text:p>
      <text:p text:style-name="DefCode"><text:tab/>short<text:tab/>wt_goAwayFlag</text:p>
      <text:p text:style-name="DefCode"><text:tab/>long<text:tab/>wt_refcon</text:p>
      <text:p text:style-name="DefCode">;STRUCT</text:p>
      <text:p text:style-name="DefBody">This is defined in HSYS:MAC_STRUCTURES<text:s/></text:p>
      <text:h text:style-name="Heading3" text:outline-level="3">Example Program that uses Toolbox</text:h>
      <text:p text:style-name="DefBody"><text:alphabetical-index-mark text:string-value="Toolbox example, 10-"/>To see how these words are used in a real example, see the file<text:s/><text:span text:style-name="T37">HSYS:DEMO_PAINT</text:span><text:s/>which is a simple paint program with a menu. <text:s/>It opens a window, creates a menu, and lets the user draw lines using the mouse. <text:s/>It could be used as the starting point for a larger program.</text:p>
      <text:h text:style-name="Heading2" text:outline-level="2">Getting Rid of HMSL Menus for Turnkey</text:h>
      <text:p text:style-name="tx"><text:alphabetical-index-mark text:string-value="Turnkey and Menus, 10-"/>If you create a turnkey application, you may want to get rid of the HMSL Menus. <text:s/>You can make them disappear using this function:</text:p>
      <text:p text:style-name="Forth">DeleteMenu() ( id -- )</text:p>
      <text:p text:style-name="tx">Pass the IDs for each menu you want to get rid of, then call:</text:p>
      <text:p text:style-name="Forth">DrawMenuBar() <text:s/>( -- )</text:p>
      <text:p text:style-name="tx">Here are the IDs for the various HMSL Menus:</text:p>
      <text:p text:style-name="Forth">128 constant APPLE_MENU_ID</text:p>
      <text:p text:style-name="Forth">129 constant FILE_MENU_ID</text:p>
      <text:p text:style-name="Forth">130 constant EDIT_MENU_ID</text:p>
      <text:p text:style-name="Forth">131<text:s/>constant INCLUDE_MENU_ID</text:p>
      <text:p text:style-name="Forth">132 constant<text:s/>FONTSIZE_MENU_ID</text:p>
      <text:p text:style-name="Forth">133 constant HMSL_MENU_ID</text:p>
      <text:p text:style-name="Forth">134<text:s/>constant<text:s/>CUSTOM_MENU_ID</text:p>
      <text:p text:style-name="Forth">135<text:s/>constant WINDOW_MENU_ID</text:p>
      <text:p text:style-name="Forth"/>
      <text:p text:style-name="Forth"/>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New York"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order-top="none" fo:border-left="none" fo:border-bottom="0.0208in solid #000000" fo:border-right="none" fo:padding="0in" style:shadow="none" fo:text-align="center" fo:margin-top="0.0277in" fo:margin-bottom="0.1388in"/>
      <style:text-properties style:font-name="Helvetica" style:font-name-complex="Helvetica" fo:font-weight="bold" style:font-weight-asian="bold" fo:font-size="18pt" style:font-size-asian="18pt" fo:hyphenate="false"/>
    </style:style>
    <style:style style:name="Heading2" style:display-name="Heading 2" style:family="paragraph" style:parent-style-name="Normal" style:next-style-name="Normal" style:default-outline-level="2">
      <style:paragraph-properties fo:keep-with-next="always" fo:margin-top="0.1388in" fo:margin-bottom="0.1388in"/>
      <style:text-properties style:font-name="Helvetica" style:font-name-complex="Helvetica" fo:font-weight="bold" style:font-weight-asian="bold" fo:font-size="14pt" style:font-size-asian="14pt" fo:hyphenate="false"/>
    </style:style>
    <style:style style:name="Heading3" style:display-name="Heading 3" style:family="paragraph" style:parent-style-name="Normal" style:next-style-name="Normal" style:default-outline-level="3">
      <style:paragraph-properties fo:keep-with-next="always" fo:margin-top="0.0694in" fo:margin-bottom="0.0833in"/>
      <style:text-properties style:font-name="Helvetica" style:font-name-complex="Helvetica" fo:font-weight="bold" style:font-weight-asian="bold" fo:font-size="10pt" style:font-size-asian="10pt" fo:hyphenate="false"/>
    </style:style>
    <style:style style:name="Heading4" style:display-name="Heading 4" style:family="paragraph" style:parent-style-name="Normal" style:next-style-name="Normal" style:default-outline-level="4">
      <style:paragraph-properties fo:margin-bottom="0.0833in"/>
      <style:text-properties style:font-name="Helvetica" style:font-name-complex="Helvetica" fo:font-weight="bold" style:font-weight-asian="bold" fo:font-size="9pt" style:font-size-asian="9pt" fo:hyphenate="false"/>
    </style:style>
    <style:style style:name="Heading5" style:display-name="Heading 5" style:family="paragraph" style:parent-style-name="Normal" style:next-style-name="Normal" style:default-outline-level="5">
      <style:paragraph-properties fo:margin-left="0.5in">
        <style:tab-stops/>
      </style:paragraph-properties>
      <style:text-properties fo:font-weight="bold" style:font-weight-asian="bold" style:font-weight-complex="bold" fo:font-size="10pt" style:font-size-asian="10pt" fo:hyphenate="false"/>
    </style:style>
    <style:style style:name="Heading6" style:display-name="Heading 6" style:family="paragraph" style:parent-style-name="Normal" style:next-style-name="Normal" style:default-outline-level="6">
      <style:paragraph-properties fo:margin-left="0.5in">
        <style:tab-stops/>
      </style:paragraph-properties>
      <style:text-properties fo:font-size="10pt" style:font-size-asian="10pt" style:text-underline-type="single" style:text-underline-style="solid" style:text-underline-width="auto" style:text-underline-mode="continuous" fo:hyphenate="false"/>
    </style:style>
    <style:style style:name="Heading7" style:display-name="Heading 7" style:family="paragraph" style:parent-style-name="Normal" style:next-style-name="Normal" style:default-outline-level="7">
      <style:paragraph-properties fo:margin-left="0.5in">
        <style:tab-stops/>
      </style:paragraph-properties>
      <style:text-properties fo:font-style="italic" style:font-style-asian="italic" style:font-style-complex="italic" fo:font-size="10pt" style:font-size-asian="10pt" fo:hyphenate="false"/>
    </style:style>
    <style:style style:name="Heading8" style:display-name="Heading 8" style:family="paragraph" style:parent-style-name="Normal" style:next-style-name="Normal" style:default-outline-level="8">
      <style:paragraph-properties fo:margin-left="0.5in">
        <style:tab-stops/>
      </style:paragraph-properties>
      <style:text-properties fo:font-style="italic" style:font-style-asian="italic" style:font-style-complex="italic" fo:font-size="10pt" style:font-size-asian="10pt" fo:hyphenate="false"/>
    </style:style>
    <style:style style:name="Heading9" style:display-name="Heading 9" style:family="paragraph" style:parent-style-name="Normal" style:next-style-name="Normal" style:default-outline-level="9">
      <style:paragraph-properties fo:margin-left="0.5in">
        <style:tab-stops/>
      </style:paragraph-properties>
      <style:text-properties fo:font-style="italic" style:font-style-asian="italic" style:font-style-complex="italic" fo:font-size="10pt" style:font-size-asian="10pt" fo:hyphenate="false"/>
    </style:style>
    <style:style style:name="Normal" style:display-name="Normal" style:family="paragraph">
      <style:text-properties fo:font-size="12pt" style:font-size-asian="12pt" fo:hyphenate="false"/>
    </style:style>
    <style:style style:name="DefaultParagraphFont" style:display-name="Default Paragraph Font" style:family="text"/>
    <style:style style:name="TOC3" style:display-name="TOC 3" style:family="paragraph" style:parent-style-name="Normal" style:next-style-name="Normal">
      <style:paragraph-properties fo:margin-left="1in" fo:margin-right="0.5in">
        <style:tab-stops>
          <style:tab-stop style:type="left" style:leader-style="dotted" style:leader-text="." style:position="4.75in"/>
          <style:tab-stop style:type="right" style:position="5in"/>
        </style:tab-stops>
      </style:paragraph-properties>
      <style:text-properties fo:hyphenate="false"/>
    </style:style>
    <style:style style:name="TOC2" style:display-name="TOC 2" style:family="paragraph" style:parent-style-name="Normal" style:next-style-name="Normal">
      <style:paragraph-properties fo:margin-left="0.5in" fo:margin-right="0.5in">
        <style:tab-stops>
          <style:tab-stop style:type="left" style:leader-style="dotted" style:leader-text="." style:position="5.25in"/>
          <style:tab-stop style:type="right" style:position="5.5in"/>
        </style:tab-stops>
      </style:paragraph-properties>
      <style:text-properties fo:hyphenate="false"/>
    </style:style>
    <style:style style:name="TOC1" style:display-name="TOC 1" style:family="paragraph" style:parent-style-name="Normal" style:next-style-name="Normal">
      <style:paragraph-properties fo:margin-right="0.5in">
        <style:tab-stops>
          <style:tab-stop style:type="left" style:leader-style="dotted" style:leader-text="." style:position="5.75in"/>
          <style:tab-stop style:type="right" style:position="6in"/>
        </style:tab-stops>
      </style:paragraph-properties>
      <style:text-properties fo:hyphenate="false"/>
    </style:style>
    <style:style style:name="Index2" style:display-name="Index 2" style:family="paragraph" style:parent-style-name="Normal" style:next-style-name="Normal">
      <style:paragraph-properties fo:margin-left="0.25in">
        <style:tab-stops/>
      </style:paragraph-properties>
      <style:text-properties fo:hyphenate="false"/>
    </style:style>
    <style:style style:name="Index1" style:display-name="Index 1" style:family="paragraph" style:parent-style-name="Normal" style:next-style-name="Normal">
      <style:text-properties fo:hyphenate="false"/>
    </style:style>
    <style:style style:name="Footer" style:display-name="Foot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Header" style:display-name="Head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FootnoteReference" style:display-name="Footnote Reference" style:family="text" style:parent-style-name="DefaultParagraphFont">
      <style:text-properties style:text-position="37.5% 100%" fo:font-size="8pt" style:font-size-asian="8pt" style:font-size-complex="8pt"/>
    </style:style>
    <style:style style:name="FootnoteText" style:display-name="Footnote Text" style:family="paragraph" style:parent-style-name="Normal">
      <style:text-properties fo:font-size="10pt" style:font-size-asian="10pt" fo:hyphenate="false"/>
    </style:style>
    <style:style style:name="PageNumber" style:display-name="Page Number" style:family="text" style:parent-style-name="DefaultParagraphFont"/>
    <style:style style:name="code" style:display-name="code" style:family="paragraph" style:parent-style-name="Normal">
      <style:paragraph-properties fo:margin-bottom="0.0555in">
        <style:tab-stops>
          <style:tab-stop style:type="left" style:position="0.25in"/>
          <style:tab-stop style:type="left" style:position="0.5in"/>
          <style:tab-stop style:type="left" style:position="0.75in"/>
          <style:tab-stop style:type="left" style:position="1in"/>
          <style:tab-stop style:type="left" style:position="1.25in"/>
          <style:tab-stop style:type="left" style:position="1.5in"/>
        </style:tab-stops>
      </style:paragraph-properties>
      <style:text-properties style:font-name="Courier" style:font-name-complex="Courier" fo:font-size="10pt" style:font-size-asian="10pt" fo:hyphenate="false"/>
    </style:style>
    <style:style style:name="tx" style:display-name="tx" style:family="paragraph" style:parent-style-name="Normal">
      <style:paragraph-properties fo:margin-top="0.0277in" fo:margin-bottom="0.0555in" fo:margin-left="0.25in">
        <style:tab-stops/>
      </style:paragraph-properties>
      <style:text-properties style:font-name="Times" style:font-name-complex="Times" fo:font-size="10pt" style:font-size-asian="10pt" fo:hyphenate="false"/>
    </style:style>
    <style:style style:name="Forth" style:display-name="Forth" style:family="paragraph" style:parent-style-name="Normal">
      <style:paragraph-properties fo:margin-bottom="0.0277in"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DefStart" style:display-name="DefStart" style:family="paragraph" style:parent-style-name="Normal" style:next-style-name="DefBody">
      <style:paragraph-properties fo:keep-with-next="alway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DefBody" style:display-name="DefBody" style:family="paragraph" style:parent-style-name="tx">
      <style:paragraph-properties fo:margin-left="0.375in">
        <style:tab-stops/>
      </style:paragraph-properties>
      <style:text-properties fo:hyphenate="false"/>
    </style:style>
    <style:style style:name="DefCode" style:display-name="DefCode"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RelWords" style:display-name="RelWords" style:family="paragraph">
      <style:paragraph-properties fo:margin-top="0.0555in" fo:margin-bottom="0.0555in" fo:margin-left="0.375in">
        <style:tab-stops/>
      </style:paragraph-properties>
      <style:text-properties style:font-name="Courier" style:font-name-complex="Courier" fo:hyphenate="false"/>
    </style:style>
    <style:style style:name="GlosStart" style:display-name="GlosStart" style:family="paragraph" style:parent-style-name="Normal">
      <style:paragraph-properties fo:keep-with-next="always" fo:border-top="0.0104in solid #000000" fo:border-left="none" fo:border-bottom="none" fo:border-right="none" fo:padding="0in" style:shadow="none" fo:margin-top="0.0833in" fo:margin-bottom="0.0555in" fo:margin-right="-0.5in"/>
      <style:text-properties style:font-name="Courier" style:font-name-complex="Courier" fo:font-weight="bold" style:font-weight-asian="bold" fo:hyphenate="false"/>
    </style:style>
    <style:style style:name="GlosBody" style:display-name="GlosBody" style:family="paragraph" style:parent-style-name="DefBody">
      <style:paragraph-properties fo:margin-top="0.0555in"/>
      <style:text-properties style:font-name="New York" style:font-name-complex="New York" fo:hyphenate="false"/>
    </style:style>
    <style:style style:name="GlosCode" style:display-name="GlosCode" style:family="paragraph" style:parent-style-name="DefCode">
      <style:text-properties fo:hyphenate="false"/>
    </style:style>
    <style:style style:name="NumPar" style:display-name="NumPar" style:family="paragraph">
      <style:paragraph-properties fo:margin-top="0.0277in" fo:margin-bottom="0.0555in" fo:margin-left="0.4375in" fo:text-indent="-0.1875in">
        <style:tab-stops/>
      </style:paragraph-properties>
      <style:text-properties style:font-name="Times" style:font-name-complex="Times" fo:hyphenate="false"/>
    </style:style>
    <style:style style:name="test" style:display-name="test" style:family="paragraph" style:parent-style-name="Normal">
      <style:text-properties fo:hyphenate="false"/>
    </style:style>
    <style:style style:name="methodtableentry" style:display-name="methodtableentry" style:family="paragraph" style:parent-style-name="Normal">
      <style:paragraph-properties fo:margin-bottom="0.0555in">
        <style:tab-stops>
          <style:tab-stop style:type="right" style:position="0.25in"/>
          <style:tab-stop style:type="left" style:position="0.375in"/>
        </style:tab-stops>
      </style:paragraph-properties>
      <style:text-properties style:font-name="Courier" style:font-name-complex="Courier" fo:font-size="10pt" style:font-size-asian="10pt" fo:hyphenate="false"/>
    </style:style>
    <style:style style:name="NumParBody" style:display-name="NumParBody" style:family="paragraph" style:parent-style-name="NumPar">
      <style:paragraph-properties fo:text-indent="0in"/>
      <style:text-properties fo:hyphenate="false"/>
    </style:style>
    <style:style style:name="declaration" style:display-name="declaration" style:family="paragraph" style:parent-style-name="Normal" style:next-style-name="tx">
      <style:paragraph-propertie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chaphead" style:display-name="chaphead" style:family="paragraph" style:parent-style-name="Normal" style:next-style-name="ch2">
      <style:paragraph-properties fo:border-top="none" fo:border-left="none" fo:border-bottom="0.0208in solid #000000" fo:border-right="none" fo:padding="0in" style:shadow="none" fo:text-align="center" fo:margin-top="0.4166in"/>
      <style:text-properties fo:hyphenate="false"/>
    </style:style>
    <style:style style:name="ch2" style:display-name="ch2" style:family="paragraph" style:parent-style-name="Normal" style:next-style-name="Heading1">
      <style:paragraph-properties fo:border-top="none" fo:border-left="none" fo:border-bottom="0.0208in solid #000000" fo:border-right="none" fo:padding="0in" style:shadow="none" fo:text-align="center" fo:margin-top="0.0277in"/>
      <style:text-properties style:font-name="Helvetica" style:font-name-complex="Helvetica" fo:font-weight="bold" style:font-weight-asian="bold" fo:font-size="18pt" style:font-size-asian="18pt" fo:hyphenate="false"/>
    </style:style>
    <style:style style:name="dlafterhead" style:display-name="dl after head" style:family="paragraph" style:parent-style-name="declaration">
      <style:paragraph-properties fo:margin-top="0in"/>
      <style:text-properties fo:hyphenate="false"/>
    </style:style>
    <style:style style:name="definition" style:display-name="definition" style:family="paragraph" style:parent-style-name="tx">
      <style:paragraph-properties fo:margin-left="0.375in">
        <style:tab-stops/>
      </style:paragraph-properties>
      <style:text-properties fo:hyphenate="false"/>
    </style:style>
    <style:style style:name="methodtable" style:display-name="method table" style:family="paragraph" style:parent-style-name="Normal">
      <style:paragraph-properties fo:keep-with-next="always" fo:margin-bottom="0.0833in">
        <style:tab-stops>
          <style:tab-stop style:type="left" style:position="1.75in"/>
        </style:tab-stops>
      </style:paragraph-properties>
      <style:text-properties style:font-name="Courier" style:font-name-complex="Courier" fo:font-size="9pt" style:font-size-asian="9pt" fo:hyphenate="false"/>
    </style:style>
    <style:style style:name="tablehead" style:display-name="tablehead" style:family="paragraph" style:parent-style-name="methodtable">
      <style:paragraph-properties fo:margin-top="0.1111in"/>
      <style:text-properties style:font-name="Geneva" style:font-name-complex="Geneva" fo:font-weight="bold" style:font-weight-asian="bold" style:text-underline-type="single" style:text-underline-style="solid" style:text-underline-width="auto" style:text-underline-mode="continuous" fo:hyphenate="false"/>
    </style:style>
    <style:style style:name="Tablefoot" style:display-name="Tablefoot" style:family="paragraph" style:parent-style-name="tablehead">
      <style:paragraph-properties fo:keep-with-next="auto" fo:margin-bottom="0.1944in"/>
      <style:text-properties fo:font-weight="normal" style:font-weight-asian="normal" fo:hyphenate="false"/>
    </style:style>
    <style:style style:name="bulletedlist" style:display-name="bulleted list" style:family="paragraph" style:parent-style-name="Normal">
      <style:paragraph-properties fo:margin-bottom="0.0555in" fo:margin-left="0.25in" fo:text-indent="-0.25in">
        <style:tab-stops>
          <style:tab-stop style:type="left" style:position="0in"/>
        </style:tab-stops>
      </style:paragraph-properties>
      <style:text-properties style:font-name="Times" style:font-name-complex="Times" fo:font-size="10pt" style:font-size-asian="10pt" fo:hyphenate="false"/>
    </style:style>
    <style:style style:name="cv" style:display-name="cv" style:family="paragraph" style:parent-style-name="Normal">
      <style:paragraph-properties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bulletexample" style:display-name="bullet example" style:family="paragraph" style:parent-style-name="bulletedlist">
      <style:paragraph-properties fo:text-indent="0in">
        <style:tab-stops>
          <style:tab-stop style:type="left" style:position="0in"/>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hyphenate="false"/>
    </style:style>
    <style:style style:name="bulletedfollower" style:display-name="bulleted follower" style:family="paragraph" style:parent-style-name="bulletedlist">
      <style:paragraph-properties fo:margin-bottom="0.0833in" fo:text-indent="0in"/>
      <style:text-properties fo:hyphenate="false"/>
    </style:style>
    <style:style style:name="dfcv" style:display-name="dfcv"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dfnote" style:display-name="dfnote" style:family="paragraph" style:parent-style-name="definition">
      <style:text-properties style:font-name="Zapf Dingbats" style:font-name-complex="Zapf Dingbats" fo:hyphenate="false"/>
    </style:style>
    <style:style style:name="table3" style:display-name="table3" style:family="paragraph" style:parent-style-name="cv">
      <style:paragraph-properties>
        <style:tab-stops>
          <style:tab-stop style:type="left" style:position="0in"/>
          <style:tab-stop style:type="left" style:position="0.25in"/>
          <style:tab-stop style:type="left" style:position="0.75in"/>
          <style:tab-stop style:type="left" style:position="1in"/>
          <style:tab-stop style:type="left" style:position="1.25in"/>
          <style:tab-stop style:type="left" style:position="1.5in"/>
          <style:tab-stop style:type="left" style:position="3.1875in"/>
        </style:tab-stops>
      </style:paragraph-properties>
      <style:text-properties fo:hyphenate="false"/>
    </style:style>
    <style:style style:name="t3head" style:display-name="t3head" style:family="paragraph" style:parent-style-name="table3">
      <style:paragraph-properties fo:border-top="none" fo:border-left="none" fo:border-bottom="0.0104in solid #000000" fo:border-right="none" fo:padding="0in" style:shadow="none" fo:margin-bottom="0.0833in"/>
      <style:text-properties style:font-name="Helvetica" style:font-name-complex="Helvetica" fo:font-weight="bold" style:font-weight-asian="bold" fo:font-size="9pt" style:font-size-asian="9pt" fo:hyphenate="false"/>
    </style:style>
    <style:style style:name="head" style:display-name="head" style:family="paragraph" style:parent-style-name="Heading3" style:default-outline-level="3">
      <style:text-properties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footer>
        <text:p text:style-name="Footer"><text:tab/>Macintosh Toolbox<text:tab/>10 -<text:s/><text:page-number style:num-format="1">1</text:page-number></text:p>
      </style:footer>
      <style:footer-left>
        <text:p text:style-name="Footer">10 -<text:s/><text:page-number style:num-format="1">1</text:page-number><text:tab/>Macintosh Interface</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subject/>
    <meta:initial-creator>EZ</meta:initial-creator>
    <dc:creator>EZ</dc:creator>
    <meta:creation-date>2013-07-07T01:22:00Z</meta:creation-date>
    <dc:date>2013-07-07T01:22:00Z</dc:date>
    <meta:template xlink:href="Normal.dotm" xlink:type="simple"/>
    <meta:editing-cycles>2</meta:editing-cycles>
    <meta:editing-duration>PT0S</meta:editing-duration>
    <meta:document-statistic meta:page-count="3" meta:paragraph-count="20" meta:word-count="1570" meta:character-count="10501" meta:row-count="74" meta:non-whitespace-character-count="8951"/>
  </office:meta>
</office:document-meta>
</file>